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d5be7" officeooo:paragraph-rsid="001d5b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E5 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9T08:51:45.295572590</meta:creation-date>
    <dc:date>2019-09-09T08:57:33.461958670</dc:date>
    <meta:editing-duration>PT5M48S</meta:editing-duration>
    <meta:editing-cycles>1</meta:editing-cycles>
    <meta:generator>LibreOffice/6.2.4.2.0$Linux_X86_64 LibreOffice_project/20$Build-2</meta:generator>
    <meta:document-statistic meta:table-count="0" meta:image-count="0" meta:object-count="0" meta:page-count="1" meta:paragraph-count="1" meta:word-count="2" meta:character-count="5" meta:non-whitespace-character-count="4"/>
  </office:meta>
</office:document-meta>
</file>